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6cm" fo:min-width="0cm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037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233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501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59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25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769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793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99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246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745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295cm" fo:padding-top="0.2cm" fo:padding-bottom="0.2cm" fo:padding-left="0.4cm" fo:padding-right="0.4cm" fo:wrap-option="wrap" draw:shadow="hidden"/>
    </style:style>
    <style:style style:name="gr2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989cm" fo:padding-top="0.2cm" fo:padding-bottom="0.2cm" fo:padding-left="0.4cm" fo:padding-right="0.4cm" fo:wrap-option="wrap" draw:shadow="hidden"/>
    </style:style>
    <style:style style:name="gr2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1cm" fo:padding-top="0.2cm" fo:padding-bottom="0.2cm" fo:padding-left="0.4cm" fo:padding-right="0.4cm" fo:wrap-option="wrap" draw:shadow="hidden"/>
    </style:style>
    <style:style style:name="gr2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999cm" fo:padding-top="0.2cm" fo:padding-bottom="0.2cm" fo:padding-left="0.4cm" fo:padding-right="0.4cm" fo:wrap-option="wrap" draw:shadow="hidden"/>
    </style:style>
    <style:style style:name="gr2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25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271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5.528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fill-color="#ffffff" fo:min-height="14.825cm"/>
    </style:style>
    <style:style style:name="pr9" style:family="presentation" style:parent-style-name="По_20_подразбиране-outline1">
      <style:graphic-properties draw:fill-color="#ffffff" fo:min-height="13.347cm"/>
    </style:style>
    <style:style style:name="pr10" style:family="presentation" style:parent-style-name="По_20_подразбиране-title">
      <style:graphic-properties draw:fill-color="#ffffff" fo:min-height="2.5cm"/>
    </style:style>
    <style:style style:name="pr11" style:family="presentation" style:parent-style-name="По_20_подразбиране-outline1">
      <style:graphic-properties draw:fill-color="#ffffff" fo:min-height="16.55cm"/>
    </style:style>
    <style:style style:name="pr12" style:family="presentation" style:parent-style-name="По_20_подразбиране-outline1">
      <style:graphic-properties draw:fill-color="#ffffff" fo:min-height="16.05cm"/>
    </style:style>
    <style:style style:name="pr13" style:family="presentation" style:parent-style-name="По_20_подразбиране-title">
      <style:graphic-properties draw:fill-color="#ffffff" fo:min-height="2cm"/>
    </style:style>
    <style:style style:name="pr14" style:family="presentation" style:parent-style-name="По_20_подразбиране-outline1">
      <style:graphic-properties draw:fill-color="#ffffff" fo:min-height="15.847cm"/>
    </style:style>
    <style:style style:name="pr15" style:family="presentation" style:parent-style-name="По_20_подразбиране-outline1">
      <style:graphic-properties draw:fill-color="#ffffff" fo:min-height="12.847cm"/>
    </style:style>
    <style:style style:name="pr16" style:family="presentation" style:parent-style-name="По_20_подразбиране-outline1">
      <style:graphic-properties draw:fill-color="#ffffff" fo:min-height="15.478cm"/>
    </style:style>
    <style:style style:name="pr17" style:family="presentation" style:parent-style-name="По_20_подразбиране-outline1">
      <style:graphic-properties draw:fill-color="#ffffff" fo:min-height="16.47cm"/>
    </style:style>
    <style:style style:name="pr18" style:family="presentation" style:parent-style-name="По_20_подразбиране-outline1">
      <style:graphic-properties draw:fill-color="#ffffff" fo:min-height="16.089cm"/>
    </style:style>
    <style:style style:name="pr19" style:family="presentation" style:parent-style-name="По_20_подразбиране-notes">
      <style:graphic-properties draw:fill-color="#ffffff" draw:auto-grow-height="true" fo:min-height="12.789cm"/>
    </style:style>
    <style:style style:name="pr20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21" style:family="presentation" style:parent-style-name="По_20_подразбиране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6.35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text:enable-numbering="false" fo:margin-left="0cm" fo:margin-right="0cm" fo:margin-top="0.661cm" fo:margin-bottom="0cm" fo:line-height="100%" fo:text-indent="0cm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style:paragraph-properties fo:margin-left="0cm" fo:margin-right="0cm" fo:margin-top="0.26cm" fo:margin-bottom="0cm" fo:line-height="95%" fo:text-indent="0cm" style:punctuation-wrap="simple" style:line-break="normal"/>
    </style:style>
    <style:style style:name="P11" style:family="paragraph">
      <style:paragraph-properties fo:margin-left="0cm" fo:margin-right="0cm" fo:margin-top="0.26cm" fo:margin-bottom="0cm" fo:line-height="95%" fo:text-indent="0cm" style:punctuation-wrap="simple" style:line-break="normal"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76cm" fo:margin-bottom="0cm" fo:text-indent="0cm"/>
    </style:style>
    <style:style style:name="P14" style:family="paragraph">
      <style:paragraph-properties fo:margin-left="0.948cm" fo:margin-right="0cm" fo:text-indent="-0.948cm"/>
    </style:style>
    <style:style style:name="P15" style:family="paragraph">
      <style:paragraph-properties fo:margin-left="0cm" fo:margin-right="0cm" fo:line-height="105%" fo:text-indent="0cm"/>
    </style:style>
    <style:style style:name="P16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19" style:family="paragraph">
      <style:paragraph-properties fo:margin-left="0cm" fo:margin-right="0cm" fo:margin-top="0.36cm" fo:margin-bottom="0cm" fo:text-indent="0cm"/>
    </style:style>
    <style:style style:name="P20" style:family="paragraph">
      <style:paragraph-properties fo:margin-left="0cm" fo:margin-right="0cm" fo:margin-top="0.36cm" fo:margin-bottom="0cm" fo:text-indent="0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36cm" fo:margin-bottom="0cm" fo:text-indent="0cm"/>
      <style:text-properties fo:font-size="26pt" style:font-size-asian="26pt" style:font-size-complex="26pt"/>
    </style:style>
    <style:style style:name="P22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font-size="24pt"/>
    </style:style>
    <style:style style:name="P24" style:family="paragraph">
      <style:paragraph-properties fo:margin-left="0.948cm" fo:margin-right="0cm" fo:margin-top="0.36cm" fo:margin-bottom="0cm" fo:text-indent="-0.948cm"/>
      <style:text-properties fo:font-size="28pt" style:font-size-asian="28pt" style:font-size-complex="28pt"/>
    </style:style>
    <style:style style:name="P25" style:family="paragraph">
      <style:paragraph-properties fo:margin-left="0cm" fo:margin-right="0cm" fo:text-indent="0cm"/>
      <style:text-properties fo:font-size="34pt" style:font-size-asian="34pt" style:font-size-complex="34pt"/>
    </style:style>
    <style:style style:name="P2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0" style:family="paragraph">
      <style:paragraph-properties text:enable-numbering="false" fo:margin-left="0cm" fo:margin-right="0cm" fo:line-height="105%" fo:text-indent="0cm" style:writing-mode="lr-tb"/>
      <style:text-properties fo:font-size="17pt" style:font-size-asian="17pt" style:font-size-complex="17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5" style:family="paragraph">
      <style:paragraph-properties fo:margin-left="0.948cm" fo:margin-right="0cm" fo:text-indent="-0.948cm"/>
      <style:text-properties fo:font-size="32pt" style:font-size-asian="32pt" style:font-size-complex="32pt"/>
    </style:style>
    <style:style style:name="P36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7" style:family="paragraph">
      <style:paragraph-properties fo:margin-left="0.948cm" fo:margin-right="0cm" fo:text-indent="-0.948cm" style:writing-mode="lr-tb"/>
    </style:style>
    <style:style style:name="P38" style:family="paragraph">
      <style:paragraph-properties text:enable-numbering="true" fo:margin-left="0cm" fo:margin-right="0cm" fo:text-indent="0cm" style:writing-mode="lr-tb"/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38pt" fo:language="en" fo:country="GB" style:font-size-asian="38pt" style:font-size-complex="3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font-size="24pt"/>
    </style:style>
    <style:style style:name="T15" style:family="text">
      <style:text-properties fo:font-size="34pt" style:font-size-asian="34pt" style:font-size-complex="3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Courier New'" style:font-family-generic="modern" style:font-pitch="fixed" fo:font-size="24pt" style:font-size-asian="24pt" style:font-size-complex="24pt"/>
    </style:style>
    <style:style style:name="T21" style:family="text">
      <style:text-properties fo:font-family="'Courier New'" style:font-family-generic="modern" style:font-pitch="fixed" fo:font-size="17pt" fo:language="en" fo:country="GB" fo:text-shadow="1pt 1pt" fo:font-weight="bold" style:font-size-asian="17pt" style:font-weight-asian="bold" style:font-size-complex="17pt" style:font-weight-complex="bold"/>
    </style:style>
    <style:style style:name="T22" style:family="text">
      <style:text-properties fo:font-family="'Courier New'" style:font-family-generic="modern" style:font-pitch="fixed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4" style:family="text"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T26" style:family="text">
      <style:text-properties fo:color="#000000" style:text-outline="false" style:text-line-through-style="none" fo:font-family="Arial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7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17.8cm" svg:height="3.537cm" svg:x="4.2cm" svg:y="3.463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custom-shape draw:style-name="gr1" draw:text-style-name="P4" draw:layer="layout" svg:width="9.565cm" svg:height="1.495cm" svg:x="1.305cm" svg:y="13.525cm">
          <text:p text:style-name="P3"><text:span text:style-name="T2">Красимир Беров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99cm" svg:height="1.352cm" svg:x="10.3cm" svg:y="8.148cm">
          <draw:text-box>
            <text:p text:style-name="P5"><text:span text:style-name="T3">Синтаксис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fill="hold" presentation:node-type="main-sequence"/>
        </anim:par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 xml:id="id2" draw:id="id2">
        <office:forms form:automatic-focus="false" form:apply-design-mode="false"/>
        <draw:frame presentation:style-name="pr3" draw:text-style-name="P2" draw:layer="layout" svg:width="13.702cm" svg:height="2.528cm" svg:x="11cm" svg:y="0.197cm" presentation:class="title" presentation:user-transformed="true">
          <draw:text-box>
            <text:p text:style-name="P9"><text:span text:style-name="T4">Съдържание</text:span></text:p>
          </draw:text-box>
        </draw:frame>
        <draw:frame presentation:style-name="pr4" draw:text-style-name="P11" draw:layer="layout" svg:width="23.6cm" svg:height="15.527cm" svg:x="0.9cm" svg:y="3.523cm" presentation:class="outline" presentation:user-transformed="true">
          <draw:text-box>
            <text:list text:style-name="L3">
              <text:list-item>
                <text:p text:style-name="P10"><text:span text:style-name="T5">Декларации</text:span></text:p>
              </text:list-item>
              <text:list-item>
                <text:p text:style-name="P10"><text:span text:style-name="T5">Прости конструкции</text:span></text:p>
              </text:list-item>
              <text:list-item>
                <text:p text:style-name="P10"><text:span text:style-name="T5">Сложни конструкции</text:span></text:p>
              </text:list-item>
              <text:list-item>
                <text:p text:style-name="P10"><text:span text:style-name="T5">Коментари и POD</text:span></text:p>
              </text:list-item>
              <text:list-item>
                <text:p text:style-name="P10"><text:span text:style-name="T5">Условни конструкции </text:span><text:span text:style-name="T5"><text:line-break/></text:span><text:span text:style-name="T5">(Модификатори на конструкции)</text:span></text:p>
              </text:list-item>
              <text:list-item>
                <text:p text:style-name="P10"><text:span text:style-name="T5">Цикли и управление на циклите</text:span></text:p>
              </text:list-item>
              <text:list-item>
                <text:p text:style-name="P10"><text:span text:style-name="T5">Логически оператори</text:span></text:p>
              </text:list-item>
              <text:list-item>
                <text:p text:style-name="P10"><text:span text:style-name="T5">Математически оператори</text:span></text:p>
              </text:list-item>
              <text:list-item>
                <text:p text:style-name="P10"><text:span text:style-name="T5">Приоритет и асоциативност на оператор</text:span></text:p>
              </text:list-item>
              <text:list-item>
                <text:p text:style-name="P10"><text:span text:style-name="T5">Обработване на грешк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По_20_подразбиране" presentation:presentation-page-layout-name="AL2T1" xml:id="id3" draw:id="id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Декларации</text:p>
          </draw:text-box>
        </draw:frame>
        <draw:frame presentation:style-name="pr6" draw:text-style-name="P13" draw:layer="layout" svg:width="24.6cm" svg:height="15.528cm" svg:x="0.9cm" svg:y="3.522cm" presentation:class="outline" presentation:user-transformed="true">
          <draw:text-box>
            <text:list text:style-name="L4">
              <text:list-item>
                <text:p text:style-name="P13">my – декларира и присвоява локална променлива (лексикален обхват)</text:p>
              </text:list-item>
              <text:list-item>
                <text:p text:style-name="P13">our – декларира и присвоява променлива от пакет (лексикален обхват)</text:p>
              </text:list-item>
              <text:list-item>
                <text:p text:style-name="P13">local – създава временна стойност на глобална променлива (динамичен обхват)</text:p>
              </text:list-item>
              <text:list-item>
                <text:p text:style-name="P13">sub – декларира подпрограма, възможно и без име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По_20_подразбиране" presentation:presentation-page-layout-name="AL2T1" xml:id="id4" draw:id="id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Деклара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Пример:</text:p>
              </text:list-item>
            </text:list>
          </draw:text-box>
        </draw:frame>
        <draw:custom-shape draw:style-name="gr6" draw:text-style-name="P16" draw:layer="layout" svg:width="21.603cm" svg:height="12.461cm" svg:x="1.899cm" svg:y="5.504cm">
          <text:p text:style-name="P15"><text:span text:style-name="T6">use strict; use warnings;</text:span></text:p>
          <text:p text:style-name="P15"><text:span text:style-name="T6">our $dog = 'Puffy';</text:span></text:p>
          <text:p text:style-name="P15"><text:span text:style-name="T6">{</text:span></text:p>
          <text:p text:style-name="P15"><text:span text:style-name="T6"><text:s text:c="4"/></text:span><text:span text:style-name="T6">local $\ =$/;</text:span></text:p>
          <text:p text:style-name="P15"><text:span text:style-name="T6"><text:s text:c="4"/></text:span><text:span text:style-name="T6">print 'A line-feed is appended.';</text:span></text:p>
          <text:p text:style-name="P15"><text:span text:style-name="T6">}</text:span></text:p>
          <text:p text:style-name="P15"><text:span text:style-name="T6">tell_dogs();</text:span></text:p>
          <text:p text:style-name="P15"><text:span text:style-name="T6">print 'No new line at the end. ';</text:span></text:p>
          <text:p text:style-name="P15"><text:span text:style-name="T6">print 'A line feed is appended.'.$/; #;)</text:span></text:p>
          <text:p text:style-name="P15"><text:span text:style-name="T6"/></text:p>
          <text:p text:style-name="P15"><text:span text:style-name="T6">sub tell_dogs {</text:span></text:p>
          <text:p text:style-name="P15"><text:span text:style-name="T6"><text:s text:c="4"/></text:span><text:span text:style-name="T6">local $\ =$/;</text:span></text:p>
          <text:p text:style-name="P15"><text:span text:style-name="T6"><text:s text:c="4"/></text:span><text:span text:style-name="T6">print 'Our dog is named ' . $dog;</text:span></text:p>
          <text:p text:style-name="P15"><text:span text:style-name="T6"><text:s text:c="4"/></text:span><text:span text:style-name="T6">my $dog = 'Betty';</text:span></text:p>
          <text:p text:style-name="P15"><text:span text:style-name="T6"><text:s text:c="4"/></text:span><text:span text:style-name="T6">print 'My dog is named ' . $dog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 xml:id="id5" draw:id="id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Прости конструкции</text:p>
          </draw:text-box>
        </draw:frame>
        <draw:frame presentation:style-name="pr8" draw:text-style-name="P17" draw:layer="layout" svg:width="23.596cm" svg:height="14.825cm" svg:x="0.904cm" svg:y="3.5cm" presentation:class="outline" presentation:user-transformed="true">
          <draw:text-box>
            <text:list text:style-name="L4">
              <text:list-item>
                <text:p text:style-name="P12"><text:span text:style-name="T7">Единственият вид проста конструкция е израз, ползата от който е в неговите странични ефекти.</text:span></text:p>
              </text:list-item>
              <text:list-item>
                <text:p text:style-name="P12"><text:span text:style-name="T7">Всяка проста конструкция трябва да завършва с точка и запетая (;).</text:span></text:p>
              </text:list-item>
              <text:list-item>
                <text:p text:style-name="P12"><text:span text:style-name="T7">Последната конструкция в един блок завършва с точка и запетая по избор.</text:span></text:p>
              </text:list-item>
              <text:list-item>
                <text:p text:style-name="P12"><text:span text:style-name="T8">eval{}</text:span><text:span text:style-name="T7"> и </text:span><text:span text:style-name="T8">do{}</text:span><text:span text:style-name="T7"> само изглежда, че усложняват конструкциите, но това не е така</text:span></text:p>
              </text:list-item>
              <text:list-item>
                <text:p text:style-name="P12"><text:span text:style-name="T8">eval{}</text:span><text:span text:style-name="T7"> и </text:span><text:span text:style-name="T8">do{}</text:span><text:span text:style-name="T7"> се нуждаят от изрично прекратяване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По_20_подразбиране" presentation:presentation-page-layout-name="AL2T1" xml:id="id6" draw:id="id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Прости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Пример:</text:p>
              </text:list-item>
            </text:list>
          </draw:text-box>
        </draw:frame>
        <draw:custom-shape draw:style-name="gr7" draw:text-style-name="P16" draw:layer="layout" svg:width="21.603cm" svg:height="8.681cm" svg:x="1.704cm" svg:y="5.503cm">
          <text:p text:style-name="P15"><text:span text:style-name="T6">use strict; </text:span></text:p>
          <text:p text:style-name="P15"><text:span text:style-name="T6">use warnings; </text:span></text:p>
          <text:p text:style-name="P15"><text:span text:style-name="T6">$\ = $/;</text:span></text:p>
          <text:p text:style-name="P15"><text:span text:style-name="T6">my $simple = 'A simple statement.';</text:span></text:p>
          <text:p text:style-name="P15"><text:span text:style-name="T6">print $simple;</text:span></text:p>
          <text:p text:style-name="P15"><text:span text:style-name="T6">eval { print $simple };</text:span></text:p>
          <text:p text:style-name="P15"><text:span text:style-name="T6">do { print $simple };</text:span></text:p>
          <text:p text:style-name="P15"><text:span text:style-name="T6">do { </text:span></text:p>
          <text:p text:style-name="P15"><text:span text:style-name="T6"><text:s text:c="4"/></text:span><text:span text:style-name="T6">$_++;</text:span></text:p>
          <text:p text:style-name="P15"><text:span text:style-name="T6"><text:s text:c="4"/></text:span><text:span text:style-name="T6">print $simple ,' ',$_,'+2'</text:span></text:p>
          <text:p text:style-name="P15"><text:span text:style-name="T6">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По_20_подразбиране" presentation:presentation-page-layout-name="AL2T1" xml:id="id7" draw:id="id7">
        <office:forms form:automatic-focus="false" form:apply-design-mode="false"/>
        <draw:frame presentation:style-name="pr5" draw:text-style-name="P18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9" draw:text-style-name="P20" draw:layer="layout" svg:width="23.596cm" svg:height="13.347cm" svg:x="0.9cm" svg:y="5cm" presentation:class="outline" presentation:user-transformed="true">
          <draw:text-box>
            <text:list text:style-name="L4">
              <text:list-item>
                <text:p text:style-name="P19"><text:span text:style-name="T10">Една сложна конструкция винаги съдържа: </text:span></text:p>
                <text:list>
                  <text:list-item>
                    <text:p text:style-name="P12"><text:span text:style-name="T10">етикети </text:span></text:p>
                  </text:list-item>
                  <text:list-item>
                    <text:p text:style-name="P12"><text:span text:style-name="T10">условни конструкции и блокове</text:span></text:p>
                  </text:list-item>
                  <text:list-item>
                    <text:p text:style-name="P12"><text:span text:style-name="T10">няколко прости конструкции, затворени в блок</text:span></text:p>
                  </text:list-item>
                  <text:list-item>
                    <text:p text:style-name="P12"><text:span text:style-name="T10">блокът определя обхвата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По_20_подразбиране" presentation:presentation-page-layout-name="AL2T1" xml:id="id8" draw:id="id8">
        <office:forms form:automatic-focus="false" form:apply-design-mode="false"/>
        <draw:frame presentation:style-name="pr10" draw:text-style-name="P18" draw:layer="layout" svg:width="14.698cm" svg:height="2.5cm" svg:x="9cm" svg:y="0cm" presentation:class="title" presentation:user-transformed="true">
          <draw:text-box>
            <text:p text:style-name="P12"><text:span text:style-name="T9">Сложни конструкции</text:span></text:p>
          </draw:text-box>
        </draw:frame>
        <draw:frame presentation:style-name="pr11" draw:text-style-name="P21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19"><text:span text:style-name="T11">Един БЛОК се обгражда от фигурни скоби – {}</text:span></text:p>
              </text:list-item>
              <text:list-item>
                <text:p text:style-name="P19"><text:span text:style-name="T11">Скобите са задължителни.</text:span></text:p>
              </text:list-item>
              <text:list-item>
                <text:p text:style-name="P19"><text:span text:style-name="T11">Perl предлага няколко начина за писане на ?условни конструкции?, без да са необходими фигурни скоби.</text:span></text:p>
              </text:list-item>
              <text:list-item>
                <text:p text:style-name="P19"><text:span text:style-name="T11">The </text:span><text:span text:style-name="T12">continue</text:span><text:span text:style-name="T11"> BLOCK се изпълнява точно преди условната конструкция да бъде проверена отново.</text:span></text:p>
              </text:list-item>
              <text:list-item>
                <text:p text:style-name="P19"><text:span text:style-name="T11">LABEL (етикет) задава име на свързаната с него структура на управление на потока.</text:span></text:p>
              </text:list-item>
            </text:list>
          </draw:text-box>
        </draw:frame>
        <draw:custom-shape draw:style-name="gr8" draw:text-style-name="P22" draw:layer="layout" svg:width="21.603cm" svg:height="3.72cm" svg:x="1.897cm" svg:y="14.78cm">
          <text:p text:style-name="P15"><text:span text:style-name="T13">if (EXPR) BLOCK elsif (EXPR) BLOCK ... else BLOCK</text:span></text:p>
          <text:p text:style-name="P15"><text:span text:style-name="T13">LABEL while (EXPR) BLOCK</text:span></text:p>
          <text:p text:style-name="P15"><text:span text:style-name="T13">LABEL until (EXPR) BLOCK continue BLOCK</text:span></text:p>
          <text:p text:style-name="P15"><text:span text:style-name="T13">LABEL for (EXPR; EXPR; EXPR) BLOCK</text:span></text:p>
          <text:p text:style-name="P15"><text:span text:style-name="T13">LABEL foreach VAR (LIST) BLOCK continu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1.539cm" svg:height="1.596cm" svg:x="23.501cm" svg:y="2cm">
          <draw:text-box>
            <text:p text:style-name="P12"><text:span text:style-name="T14">(2)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По_20_подразбиране" presentation:presentation-page-layout-name="AL2T1" xml:id="id9" draw:id="id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8" draw:text-style-name="P24" draw:layer="layout" svg:width="23.596cm" svg:height="14.825cm" svg:x="0.9cm" svg:y="2.922cm" presentation:class="outline" presentation:user-transformed="true">
          <draw:text-box>
            <text:list text:style-name="L4">
              <text:list-item>
                <text:p text:style-name="P12"><text:span text:style-name="T7">Примери:</text:span></text:p>
              </text:list-item>
            </text:list>
          </draw:text-box>
        </draw:frame>
        <draw:custom-shape draw:style-name="gr10" draw:text-style-name="P16" draw:layer="layout" svg:width="23cm" svg:height="13.217cm" svg:x="1cm" svg:y="4.5cm">
          <text:p text:style-name="P15"><text:span text:style-name="T6">use strict; use warnings; $\ = $/;</text:span></text:p>
          <text:p text:style-name="P15"><text:span text:style-name="T6">use strict; use warnings; $\ = $/;</text:span></text:p>
          <text:p text:style-name="P15"><text:span text:style-name="T6"/></text:p>
          <text:p text:style-name="P15"><text:span text:style-name="T6">unless( open(FH,$0)){ </text:span></text:p>
          <text:p text:style-name="P15"><text:span text:style-name="T6"><text:s text:c="4"/></text:span><text:span text:style-name="T6">die 'I do not exist on disk!'. $^E </text:span></text:p>
          <text:p text:style-name="P15"><text:span text:style-name="T6">}</text:span></text:p>
          <text:p text:style-name="P15"><text:span text:style-name="T6">else {</text:span></text:p>
          <text:p text:style-name="P15"><text:span text:style-name="T6"><text:s text:c="4"/></text:span><text:span text:style-name="T6">local $\ = undef;#slurp mode</text:span></text:p>
          <text:p text:style-name="P15"><text:span text:style-name="T6"><text:s text:c="4"/></text:span><text:span text:style-name="T6">my $c=1;</text:span></text:p>
          <text:p text:style-name="P15"><text:span text:style-name="T6"><text:s text:c="4"/></text:span><text:span text:style-name="T6">print "$0: ", sprintf('%02d',$c++), " $_" while &lt;FH&gt;;</text:span></text:p>
          <text:p text:style-name="P15"><text:span text:style-name="T6">}</text:span></text:p>
          <text:p text:style-name="P15"><text:span text:style-name="T6">print $/.'---'; </text:span></text:p>
          <text:p text:style-name="P15"><text:span text:style-name="T6">my $hashref = {me=&gt;1,you=&gt;2,he=&gt;3};</text:span></text:p>
          <text:p text:style-name="P15"><text:span text:style-name="T6">exists $hashref-&gt;{she}</text:span></text:p>
          <text:p text:style-name="P15"><text:span text:style-name="T6"><text:s text:c="4"/></text:span><text:span text:style-name="T6">and print 'she: '.$hashref-&gt;{she}</text:span></text:p>
          <text:p text:style-name="P15"><text:span text:style-name="T6"><text:s text:c="8"/></text:span><text:span text:style-name="T6">or print 'she does not exists.'</text:span></text:p>
          <text:p text:style-name="P15"><text:span text:style-name="T6"><text:s text:c="12"/></text:span><text:span text:style-name="T6">and print sort values %$hashref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По_20_подразбиране" presentation:presentation-page-layout-name="AL2T1" xml:id="id10" draw:id="id10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8" draw:text-style-name="P2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Примери:</text:span></text:p>
              </text:list-item>
            </text:list>
          </draw:text-box>
        </draw:frame>
        <draw:custom-shape draw:style-name="gr6" draw:text-style-name="P16" draw:layer="layout" svg:width="21.308cm" svg:height="12.461cm" svg:x="2.046cm" svg:y="4.7cm">
          <text:p text:style-name="P15"><text:span text:style-name="T6">my $c = 0;</text:span></text:p>
          <text:p text:style-name="P15"><text:span text:style-name="T6">while ($c &lt;= 10){</text:span></text:p>
          <text:p text:style-name="P15"><text:span text:style-name="T6"><text:s text:c="4"/></text:span><text:span text:style-name="T6">print $c;</text:span></text:p>
          <text:p text:style-name="P15"><text:span text:style-name="T6">} </text:span></text:p>
          <text:p text:style-name="P15"><text:span text:style-name="T6">continue {</text:span></text:p>
          <text:p text:style-name="P15"><text:span text:style-name="T6"><text:s text:c="4"/></text:span><text:span text:style-name="T6">$c++;</text:span></text:p>
          <text:p text:style-name="P15"><text:span text:style-name="T6"><text:s text:c="4"/></text:span><text:span text:style-name="T6">print $c;</text:span></text:p>
          <text:p text:style-name="P15"><text:span text:style-name="T6">};</text:span></text:p>
          <text:p text:style-name="P15"><text:span text:style-name="T6">########################################</text:span></text:p>
          <text:p text:style-name="P15"><text:span text:style-name="T6">A_LABEL: for my $m (1..10){</text:span></text:p>
          <text:p text:style-name="P15"><text:span text:style-name="T6"><text:s text:c="4"/></text:span><text:span text:style-name="T6">ANOTHER: for my $s(0..60) {</text:span></text:p>
          <text:p text:style-name="P15"><text:span text:style-name="T6"><text:s text:c="8"/></text:span><text:span text:style-name="T6">last A_LABEL if $m &gt; 4;</text:span></text:p>
          <text:p text:style-name="P15"><text:span text:style-name="T6"><text:s text:c="8"/></text:span><text:span text:style-name="T6">last if $s &gt; 4 and print '---';</text:span></text:p>
          <text:p text:style-name="P15"><text:span text:style-name="T6"><text:s text:c="8"/></text:span><text:span text:style-name="T6">print sprintf('%1$02d.%2$02d',$m,$s) ;</text:span></text:p>
          <text:p text:style-name="P15"><text:span text:style-name="T6"><text:s text:c="4"/></text:span><text:span text:style-name="T6">}</text:span></text:p>
          <text:p text:style-name="P15"><text:span text:style-name="T6">} </text:span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2cm" svg:y="2.402cm">
          <draw:text-box>
            <text:p text:style-name="P12"><text:span text:style-name="T14">(2)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 xml:id="id11" draw:id="id11">
        <office:forms form:automatic-focus="false" form:apply-design-mode="false"/>
        <draw:frame presentation:style-name="pr10" draw:text-style-name="P25" draw:layer="layout" svg:width="17.599cm" svg:height="2.5cm" svg:x="7.099cm" svg:y="0cm" presentation:class="title" presentation:user-transformed="true">
          <draw:text-box>
            <text:p text:style-name="P12"><text:span text:style-name="T15">Коментари и POD</text:span></text:p>
          </draw:text-box>
        </draw:frame>
        <draw:frame presentation:style-name="pr12" draw:text-style-name="P26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<text:span text:style-name="T16">Текстът от знака "#" до края на реда е коментар.</text:span><text:span text:style-name="T16"><text:line-break/></text:span><text:span text:style-name="T16">Изключение прави знакът "#", включен в низ или регулярен израз.</text:span></text:p>
              </text:list-item>
              <text:list-item>
                <text:p text:style-name="P12"><text:span text:style-name="T16">POD е лесен за употреба език за форматиране, ползван за писане на документация на Perl, на програми и модули на Perl.</text:span></text:p>
              </text:list-item>
            </text:list>
          </draw:text-box>
        </draw:frame>
        <draw:custom-shape draw:style-name="gr12" draw:text-style-name="P16" draw:layer="layout" svg:width="21.603cm" svg:height="9.437cm" svg:x="2cm" svg:y="9.063cm">
          <text:p text:style-name="P15"><text:span text:style-name="T6">use strict; use warnings; $\ = $/;</text:span></text:p>
          <text:p text:style-name="P15"><text:span text:style-name="T6">my $simple = 'A simple statement.#not a comment.';</text:span></text:p>
          <text:p text:style-name="P15"><text:span text:style-name="T6">print $simple;#this is a comment</text:span></text:p>
          <text:p text:style-name="P15"><text:span text:style-name="T6">$simple =~ s#a##ig;</text:span></text:p>
          <text:p text:style-name="P15"><text:span text:style-name="T6">print $simple;</text:span></text:p>
          <text:p text:style-name="P15"><text:span text:style-name="T6">$simple =~ s/#//ig;</text:span></text:p>
          <text:p text:style-name="P15"><text:span text:style-name="T6">print $simple;</text:span></text:p>
          <text:p text:style-name="P15"><text:span text:style-name="T6">=pod</text:span></text:p>
          <text:p text:style-name="P15"><text:span text:style-name="T6">I like to use POD for multi-line comments</text:span></text:p>
          <text:p text:style-name="P15"><text:span text:style-name="T6">but it is much more than that.</text:span></text:p>
          <text:p text:style-name="P15"><text:span text:style-name="T6">=cut</text:span></text:p>
          <text:p text:style-name="P15"><text:span text:style-name="T6">print $0 . ' finished.'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 xml:id="id12" draw:id="id12">
        <office:forms form:automatic-focus="false" form:apply-design-mode="false"/>
        <draw:frame presentation:style-name="pr5" draw:text-style-name="P27" draw:layer="layout" svg:width="17.599cm" svg:height="3.023cm" svg:x="7.099cm" svg:y="0cm" presentation:class="title" presentation:user-transformed="true">
          <draw:text-box>
            <text:p text:style-name="P12"><text:span text:style-name="T17">Условни конструкции</text:span></text:p>
          </draw:text-box>
        </draw:frame>
        <draw:frame presentation:style-name="pr9" draw:text-style-name="P12" draw:layer="layout" svg:width="23.596cm" svg:height="13.347cm" svg:x="0.9cm" svg:y="5cm" presentation:class="outline" presentation:user-transformed="true">
          <draw:text-box>
            <text:list text:style-name="L4">
              <text:list-item>
                <text:p text:style-name="P12">Истина и Лъжа</text:p>
              </text:list-item>
              <text:list-item>
                <text:p text:style-name="P12">if/elsif/unless/else</text:p>
              </text:list-item>
              <text:list-item>
                <text:p text:style-name="P12">Модификатори на конструкции (suffix notation)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 xml:id="id13" draw:id="id1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<text:span text:style-name="T18">Условни</text:span>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Истина и Лъжа</text:p>
                <text:list>
                  <text:list-item>
                    <text:p text:style-name="P12"><text:span text:style-name="T7">Числото </text:span><text:span text:style-name="T8">0</text:span><text:span text:style-name="T7">, низът </text:span><text:span text:style-name="T8">'0'</text:span><text:span text:style-name="T7"> и </text:span><text:span text:style-name="T8">''</text:span><text:span text:style-name="T7">, празният списък</text:span><text:span text:style-name="T8">()и</text:span><text:span text:style-name="T7"> </text:span><text:span text:style-name="T8">undef</text:span><text:span text:style-name="T7"> са лъжа в булев контекст </text:span></text:p>
                  </text:list-item>
                  <text:list-item>
                    <text:p text:style-name="P12"><text:span text:style-name="T7">Всички останали стойности са истина</text:span></text:p>
                  </text:list-item>
                  <text:list-item>
                    <text:p text:style-name="P12"><text:span text:style-name="T7">Отрицанието на истинска стойност чрез знака </text:span><text:span text:style-name="T8">!</text:span><text:span text:style-name="T7"> или </text:span><text:span text:style-name="T8">not</text:span><text:span text:style-name="T7">, връща специална фалшива стойност. </text:span><text:span text:style-name="T7"><text:line-break/></text:span><text:span text:style-name="T7">Когато е изчислена като низ, се разглежда като '', а като число се разглежда като 0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 xml:id="id14" draw:id="id1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18">Условни</text:span>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if/elsif/unless/else</text:p>
              </text:list-item>
            </text:list>
          </draw:text-box>
        </draw:frame>
        <draw:custom-shape draw:style-name="gr13" draw:text-style-name="P16" draw:layer="layout" svg:width="21.603cm" svg:height="13.217cm" svg:x="1.9cm" svg:y="5cm">
          <text:p text:style-name="P15"><text:span text:style-name="T6">use strict; use warnings; $\ = $/;</text:span></text:p>
          <text:p text:style-name="P15"><text:span text:style-name="T6">unless( open(FH,$0) ){</text:span></text:p>
          <text:p text:style-name="P15"><text:span text:style-name="T6"><text:s text:c="4"/></text:span><text:span text:style-name="T6">die 'I do not exist on disk!'. $^E</text:span></text:p>
          <text:p text:style-name="P15"><text:span text:style-name="T6">} </text:span></text:p>
          <text:p text:style-name="P15"><text:span text:style-name="T6">else {</text:span></text:p>
          <text:p text:style-name="P15"><text:span text:style-name="T6"><text:s text:c="4"/></text:span><text:span text:style-name="T6">local $\ = undef; my $c = 1;</text:span></text:p>
          <text:p text:style-name="P15"><text:span text:style-name="T6"><text:s text:c="4"/></text:span><text:span text:style-name="T6">print "$0: ", sprintf('%02d',$c++), " $_" </text:span></text:p>
          <text:p text:style-name="P15"><text:span text:style-name="T6"><text:s text:c="10"/></text:span><text:span text:style-name="T6">while &lt;FH&gt;;</text:span></text:p>
          <text:p text:style-name="P15"><text:span text:style-name="T6">}</text:span></text:p>
          <text:p text:style-name="P15"><text:span text:style-name="T6">my $hashref = {me=&gt;1,you=&gt;2,he=&gt;3};</text:span></text:p>
          <text:p text:style-name="P15"><text:span text:style-name="T6">if ( exists $hashref-&gt;{she} ) {</text:span></text:p>
          <text:p text:style-name="P15"><text:span text:style-name="T6"><text:s text:c="4"/></text:span><text:span text:style-name="T6">print 'she:'.$hashref-&gt;{she};</text:span></text:p>
          <text:p text:style-name="P15"><text:span text:style-name="T6">} </text:span></text:p>
          <text:p text:style-name="P15"><text:span text:style-name="T6">else {</text:span></text:p>
          <text:p text:style-name="P15"><text:span text:style-name="T6"><text:s text:c="4"/></text:span><text:span text:style-name="T6">print 'she does not exists.';</text:span></text:p>
          <text:p text:style-name="P15"><text:span text:style-name="T6"><text:s text:c="4"/></text:span><text:span text:style-name="T6">print sort values %$hashref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По_20_подразбиране" presentation:presentation-page-layout-name="AL2T1" xml:id="id15" draw:id="id15">
        <office:forms form:automatic-focus="false" form:apply-design-mode="false"/>
        <draw:frame presentation:style-name="pr13" draw:text-style-name="P12" draw:layer="layout" svg:width="15.9cm" svg:height="2cm" svg:x="9.5cm" svg:y="0cm" presentation:class="title" presentation:user-transformed="true">
          <draw:text-box>
            <text:p text:style-name="P12"><text:span text:style-name="T18">Условни</text:span> конструкции</text:p>
          </draw:text-box>
        </draw:frame>
        <draw:frame presentation:style-name="pr14" draw:text-style-name="P12" draw:layer="layout" svg:width="23.596cm" svg:height="15.847cm" svg:x="0.9cm" svg:y="2.5cm" presentation:class="outline" presentation:user-transformed="true">
          <draw:text-box>
            <text:list text:style-name="L4">
              <text:list-item>
                <text:p text:style-name="P12">Модификатори на конструкции (suffix notation)</text:p>
              </text:list-item>
            </text:list>
          </draw:text-box>
        </draw:frame>
        <draw:custom-shape draw:style-name="gr13" draw:text-style-name="P16" draw:layer="layout" svg:width="21.603cm" svg:height="13.217cm" svg:x="1.897cm" svg:y="5.5cm">
          <text:p text:style-name="P15"><text:span text:style-name="T6">use strict; use warnings; $\ = $/;</text:span></text:p>
          <text:p text:style-name="P15"><text:span text:style-name="T6">{</text:span></text:p>
          <text:p text:style-name="P15"><text:span text:style-name="T6"><text:s text:c="4"/></text:span><text:span text:style-name="T6">my $c=1;</text:span></text:p>
          <text:p text:style-name="P15"><text:span text:style-name="T6"><text:s text:c="4"/></text:span><text:span text:style-name="T6">local $\ = undef;</text:span></text:p>
          <text:p text:style-name="P15"><text:span text:style-name="T6"><text:s text:c="4"/></text:span><text:span text:style-name="T6">do {</text:span></text:p>
          <text:p text:style-name="P15"><text:span text:style-name="T6"><text:s text:c="12"/></text:span><text:span text:style-name="T6">print "$0: ", sprintf('%02d',$c++), " $_"</text:span></text:p>
          <text:p text:style-name="P15"><text:span text:style-name="T6"><text:s text:c="12"/></text:span><text:span text:style-name="T6">while &lt;FH&gt;</text:span></text:p>
          <text:p text:style-name="P15"><text:span text:style-name="T6"><text:s text:c="8"/></text:span><text:span text:style-name="T6">} if open(FH,$0) </text:span></text:p>
          <text:p text:style-name="P15"><text:span text:style-name="T6"><text:s text:c="12"/></text:span><text:span text:style-name="T6">or die 'I do not exist on disk!'. $^E;</text:span></text:p>
          <text:p text:style-name="P15"><text:span text:style-name="T6">}</text:span></text:p>
          <text:p text:style-name="P15"><text:span text:style-name="T6">my $hashref = {me=&gt;1,you=&gt;2,he=&gt;3};</text:span></text:p>
          <text:p text:style-name="P15"><text:span text:style-name="T6">print 'she:'.$hashref-&gt;{she} </text:span></text:p>
          <text:p text:style-name="P15"><text:span text:style-name="T6"><text:s text:c="4"/></text:span><text:span text:style-name="T6">if ( exists $hashref-&gt;{she} );</text:span></text:p>
          <text:p text:style-name="P15"><text:span text:style-name="T6">do {</text:span></text:p>
          <text:p text:style-name="P15"><text:span text:style-name="T6"><text:s text:c="4"/></text:span><text:span text:style-name="T6">print 'she does not exists.';</text:span></text:p>
          <text:p text:style-name="P15"><text:span text:style-name="T6"><text:s text:c="4"/></text:span><text:span text:style-name="T6">print sort values %$hashref;</text:span></text:p>
          <text:p text:style-name="P15"><text:span text:style-name="T6">} unless exists $hashref-&gt;{she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По_20_подразбиране" presentation:presentation-page-layout-name="AL2T1" xml:id="id16" draw:id="id16">
        <office:forms form:automatic-focus="false" form:apply-design-mode="false"/>
        <draw:frame presentation:style-name="pr5" draw:text-style-name="P12" draw:layer="layout" svg:width="22.198cm" svg:height="3.023cm" svg:x="3.302cm" svg:y="0.561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9" draw:text-style-name="P12" draw:layer="layout" svg:width="23.596cm" svg:height="13.347cm" svg:x="0.904cm" svg:y="6.153cm" presentation:class="outline" presentation:user-transformed="true">
          <draw:text-box>
            <text:list text:style-name="L4">
              <text:list-item>
                <text:p text:style-name="P12">Цикли</text:p>
                <text:list>
                  <text:list-item>
                    <text:p text:style-name="P12">for</text:p>
                  </text:list-item>
                  <text:list-item>
                    <text:p text:style-name="P12">foreach</text:p>
                  </text:list-item>
                  <text:list-item>
                    <text:p text:style-name="P12">while</text:p>
                  </text:list-item>
                  <text:list-item>
                    <text:p text:style-name="P12">until</text:p>
                  </text:list-item>
                  <text:list-item>
                    <text:p text:style-name="P12">do while/until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По_20_подразбиране" presentation:presentation-page-layout-name="AL2T1" xml:id="id17" draw:id="id17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</text:p>
                <text:list>
                  <text:list-item>
                    <text:p text:style-name="P12">for цикълът на Perl в C-стил работи като съответния while цикъл<text:line-break/><text:line-break/><text:line-break/><text:line-break/>и е (почти) същият като</text:p>
                  </text:list-item>
                </text:list>
              </text:list-item>
            </text:list>
          </draw:text-box>
        </draw:frame>
        <draw:custom-shape draw:style-name="gr14" draw:text-style-name="P16" draw:layer="layout" svg:width="21.603cm" svg:height="2.633cm" svg:x="1.902cm" svg:y="8.101cm">
          <text:p text:style-name="P15"><text:span text:style-name="T6">for ($i = 1; $i &lt; 10; $i++) {</text:span></text:p>
          <text:p text:style-name="P15"><text:span text:style-name="T6"><text:s text:c="4"/></text:span><text:span text:style-name="T6">...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1.603cm" svg:height="4.901cm" svg:x="1.903cm" svg:y="12.802cm">
          <text:p text:style-name="P15"><text:span text:style-name="T6">$i = 1;</text:span></text:p>
          <text:p text:style-name="P15"><text:span text:style-name="T6">while ($i &lt; 10) {</text:span></text:p>
          <text:p text:style-name="P15"><text:span text:style-name="T6"><text:s text:c="4"/></text:span><text:span text:style-name="T6">...</text:span></text:p>
          <text:p text:style-name="P15"><text:span text:style-name="T6">} continue {</text:span></text:p>
          <text:p text:style-name="P15"><text:span text:style-name="T6"><text:s text:c="4"/></text:span><text:span text:style-name="T6">$i++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 xml:id="id18" draw:id="id18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</text:p>
                <text:list>
                  <text:list-item>
                    <text:p><text:span text:style-name="T19">Обхожда обикновен списък със стойности и слага променливата VAR последователно на всеки елемент от списъка</text:span></text:p>
                  </text:list-item>
                  <text:list-item>
                    <text:p text:style-name="P12"><text:span text:style-name="T19">Ако отпред има </text:span><text:span text:style-name="T20">my</text:span><text:span text:style-name="T19">, променливата е видима само в рамките на цикъла</text:span></text:p>
                  </text:list-item>
                  <text:list-item>
                    <text:p><text:span text:style-name="T19">Иначе, променливата е local за цикъла (по подразбиране) и връща предишната си стойност при излизане от цикъла</text:span></text:p>
                  </text:list-item>
                  <text:list-item>
                    <text:p text:style-name="P12"><text:span text:style-name="T19">Ако VAR липсва, </text:span><text:span text:style-name="T20">$_</text:span><text:span text:style-name="T19"> се задава за всяка стойност</text:span></text:p>
                  </text:list-item>
                  <text:list-item>
                    <text:p text:style-name="P12"><text:span text:style-name="T19">Може да ползвате </text:span><text:span text:style-name="T20">foreach</text:span><text:span text:style-name="T19"> за четимост, или </text:span><text:span text:style-name="T20">for</text:span><text:span text:style-name="T19"> за краткос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По_20_подразбиране" presentation:presentation-page-layout-name="AL2T1" xml:id="id19" draw:id="id19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 – Пример:</text:p>
              </text:list-item>
            </text:list>
          </draw:text-box>
        </draw:frame>
        <draw:custom-shape draw:style-name="gr16" draw:text-style-name="P16" draw:layer="layout" svg:width="21.603cm" svg:height="11.705cm" svg:x="1.902cm" svg:y="5.601cm">
          <text:p text:style-name="P15"><text:span text:style-name="T6">my @pets = qw|Goldy Amelia Jako|;</text:span></text:p>
          <text:p text:style-name="P15"><text:span text:style-name="T6">my $favorite = 'Puffy';;</text:span></text:p>
          <text:p text:style-name="P15"><text:span text:style-name="T6">foreach $favorite(@pets) {</text:span></text:p>
          <text:p text:style-name="P15"><text:span text:style-name="T6"><text:s text:c="4"/></text:span><text:span text:style-name="T6">print 'My favourite pet is:' . $favorite;</text:span></text:p>
          <text:p text:style-name="P15"><text:span text:style-name="T6">}</text:span></text:p>
          <text:p text:style-name="P15"><text:span text:style-name="T6">print 'My favourite pet is:' . $favorite;#Puffy</text:span></text:p>
          <text:p text:style-name="P15"><text:span text:style-name="T6">for $favorite(@pets) {</text:span></text:p>
          <text:p text:style-name="P15"><text:span text:style-name="T6"><text:s text:c="4"/></text:span><text:span text:style-name="T6">print 'My favourite pet is:' . $favorite;</text:span></text:p>
          <text:p text:style-name="P15"><text:span text:style-name="T6">}</text:span></text:p>
          <text:p text:style-name="P15"><text:span text:style-name="T6">print 'My favourite pet is:' . $favorite;#Puffy</text:span></text:p>
          <text:p text:style-name="P15"><text:span text:style-name="T6">unshift @pets,$favorite;</text:span></text:p>
          <text:p text:style-name="P15"><text:span text:style-name="T6">for (@pets) {</text:span></text:p>
          <text:p text:style-name="P15"><text:span text:style-name="T6"><text:s text:c="4"/></text:span><text:span text:style-name="T6">print 'My favourite pet is:' . $_;</text:span></text:p>
          <text:p text:style-name="P15"><text:span text:style-name="T6">}</text:span></text:p>
          <text:p text:style-name="P15"><text:span text:style-name="T6">#..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 xml:id="id20" draw:id="id20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2" draw:text-style-name="P28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<text:span text:style-name="T7">while</text:span><text:span text:style-name="T11"><text:line-break/></text:span><text:span text:style-name="T11">повтаря блок от код дотогава, докато е вярно условието</text:span></text:p>
              </text:list-item>
              <text:list-item>
                <text:p text:style-name="P12"><text:span text:style-name="T7">do while</text:span><text:span text:style-name="T11"><text:line-break/></text:span><text:span text:style-name="T11">изпълнява конструкцията </text:span><text:span text:style-name="T12">do</text:span><text:span text:style-name="T11"> поне веднъж, преди да провери условието в </text:span><text:span text:style-name="T12">while</text:span></text:p>
              </text:list-item>
            </text:list>
          </draw:text-box>
        </draw:frame>
        <draw:custom-shape draw:style-name="gr17" draw:text-style-name="P16" draw:layer="layout" svg:width="21.603cm" svg:height="7.925cm" svg:x="1.897cm" svg:y="10.631cm">
          <text:p text:style-name="P15"><text:span text:style-name="T6">$|++;# enable $OUTPUT_AUTOFLUSH</text:span></text:p>
          <text:p text:style-name="P15"><text:span text:style-name="T6">my @sufx = qw(th st nd rd th th th th th th th);</text:span></text:p>
          <text:p text:style-name="P15"><text:span text:style-name="T6">my $i = 1;</text:span></text:p>
          <text:p text:style-name="P15"><text:span text:style-name="T6">while ($i&lt;=10) {</text:span></text:p>
          <text:p text:style-name="P15"><text:span text:style-name="T6"><text:s text:c="4"/></text:span><text:span text:style-name="T6">print "This is $i$sufx[$i] iteration";</text:span></text:p>
          <text:p text:style-name="P15"><text:span text:style-name="T6"><text:s text:c="4"/></text:span><text:span text:style-name="T6">sleep 1;</text:span></text:p>
          <text:p text:style-name="P15"><text:span text:style-name="T6"><text:s text:c="4"/></text:span><text:span text:style-name="T6">$i++;</text:span></text:p>
          <text:p text:style-name="P15"><text:span text:style-name="T6">}</text:span></text:p>
          <text:p text:style-name="P15"><text:span text:style-name="T6">do { print "The \$i became $i" } while $i &lt; 10;</text:span></text:p>
          <text:p text:style-name="P15"><text:span text:style-name="T6">print '- ' x $c, $c and $c++ while ($c&lt;=10)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 xml:id="id21" draw:id="id21">
        <office:forms form:automatic-focus="false" form:apply-design-mode="false"/>
        <draw:frame presentation:style-name="pr5" draw:text-style-name="P12" draw:layer="layout" svg:width="21.198cm" svg:height="3.023cm" svg:x="3.5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2" draw:text-style-name="P12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until<text:line-break/><text:span text:style-name="T11">повтаря блок от код дотогава, докато условието не стане вярно</text:span></text:p>
              </text:list-item>
              <text:list-item>
                <text:p text:style-name="P12"><text:span text:style-name="T10">do until</text:span><text:span text:style-name="T7"><text:line-break/></text:span><text:span text:style-name="T11">изпълнява конструкцията </text:span><text:span text:style-name="T12">do</text:span><text:span text:style-name="T11"> поне веднъж, преди да провери условието в </text:span><text:span text:style-name="T12">until</text:span></text:p>
              </text:list-item>
            </text:list>
          </draw:text-box>
        </draw:frame>
        <draw:custom-shape draw:style-name="gr18" draw:text-style-name="P16" draw:layer="layout" svg:width="21.603cm" svg:height="7.169cm" svg:x="1.899cm" svg:y="11.331cm">
          <text:p text:style-name="P15"><text:span text:style-name="T6">$|++;# enable $OUTPUT_AUTOFLUSH</text:span></text:p>
          <text:p text:style-name="P15"><text:span text:style-name="T6">my @sufx = qw(th st nd rd th th th th th th th);</text:span></text:p>
          <text:p text:style-name="P15"><text:span text:style-name="T6">$i = 10;</text:span></text:p>
          <text:p text:style-name="P15"><text:span text:style-name="T6">until ($i&lt;1) {</text:span></text:p>
          <text:p text:style-name="P15"><text:span text:style-name="T6"><text:s text:c="4"/></text:span><text:span text:style-name="T6">print "This is $i$sufx[$i] countdown";</text:span></text:p>
          <text:p text:style-name="P15"><text:span text:style-name="T6"><text:s text:c="4"/></text:span><text:span text:style-name="T6">sleep 1;</text:span></text:p>
          <text:p text:style-name="P15"><text:span text:style-name="T6"><text:s text:c="4"/></text:span><text:span text:style-name="T6">$i--;</text:span></text:p>
          <text:p text:style-name="P15"><text:span text:style-name="T6">}</text:span></text:p>
          <text:p text:style-name="P15"><text:span text:style-name="T6">do {print "T\$i became $i"; $i--} until $i &lt; 1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 xml:id="id22" draw:id="id22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5" draw:text-style-name="P12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</text:list-item>
                  <text:list-item>
                    <text:p text:style-name="P12">last</text:p>
                  </text:list-item>
                  <text:list-item>
                    <text:p text:style-name="P12">redo</text:p>
                  </text:list-item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 xml:id="id23" draw:id="id23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6" draw:text-style-name="P12" draw:layer="layout" svg:width="23.596cm" svg:height="15.478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<text:span text:style-name="T12">next</text:span><text:span text:style-name="T11"><text:line-break/></text:span><text:span text:style-name="T11">започва следващата итерация от цикъла </text:span><text:span text:style-name="T11"><text:line-break/></text:span><text:span text:style-name="T11">(continue в езика C)</text:span></text:p>
                  </text:list-item>
                  <text:list-item>
                    <text:p text:style-name="P12"><text:span text:style-name="T12">last</text:span><text:span text:style-name="T11"><text:line-break/></text:span><text:span text:style-name="T11">незабавно излиза от цикъла (break в C)</text:span></text:p>
                  </text:list-item>
                  <text:list-item>
                    <text:p text:style-name="P12"><text:span text:style-name="T12">redo</text:span><text:span text:style-name="T11"><text:line-break/></text:span><text:span text:style-name="T11">започва отначало блока на цикъла, без пак да проверява условието</text:span></text:p>
                  </text:list-item>
                  <text:list-item>
                    <text:p><text:span text:style-name="T12">continue</text:span><text:span text:style-name="T11"><text:line-break/></text:span><text:span text:style-name="T11">изпълнява се точно преди условната конструкция да бъде проверена отново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 xml:id="id24" draw:id="id24">
        <office:forms form:automatic-focus="false" form:apply-design-mode="false"/>
        <draw:frame presentation:style-name="pr5" draw:text-style-name="P12" draw:layer="layout" svg:width="21.981cm" svg:height="3.023cm" svg:x="3cm" svg:y="0.036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1.022cm" svg:y="3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  <text:list>
                      <text:list-item>
                        <text:p>ако липсва LABEL (ЕТИКЕТ), препраща към най-вътрешния цикъл</text:p>
                      </text:list-item>
                      <text:list-item>
                        <text:p text:style-name="P12">не може да се използва за излизане от блок, който връща стойност като:<text:line-break/>eval {}, sub {} или do {}</text:p>
                      </text:list-item>
                      <text:list-item>
                        <text:p text:style-name="P12">не трябва да се използва за излизане от следните процеси: grep() или ma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 xml:id="id25" draw:id="id25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21.603cm" svg:height="10.193cm" svg:x="1.9cm" svg:y="7cm">
          <text:p text:style-name="P15"><text:span text:style-name="T6">my $c = 1;</text:span></text:p>
          <text:p text:style-name="P15"><text:span text:style-name="T6">while (&lt;DATA&gt;){</text:span></text:p>
          <text:p text:style-name="P15"><text:span text:style-name="T6"><text:s text:c="4"/></text:span><text:span text:style-name="T6">next unless /perl/;</text:span></text:p>
          <text:p text:style-name="P15"><text:span text:style-name="T6"><text:s text:c="4"/></text:span><text:span text:style-name="T6">chomp and print "$c: $_";</text:span></text:p>
          <text:p text:style-name="P15"><text:span text:style-name="T6"><text:s text:c="4"/></text:span><text:span text:style-name="T6">$c++;</text:span></text:p>
          <text:p text:style-name="P15"><text:span text:style-name="T6">}</text:span></text:p>
          <text:p text:style-name="P15"><text:span text:style-name="T6">__DATA__</text:span></text:p>
          <text:p text:style-name="P15"><text:span text:style-name="T6">This section of a perl file</text:span></text:p>
          <text:p text:style-name="P15"><text:span text:style-name="T6">can be used by the perl program</text:span></text:p>
          <text:p text:style-name="P15"><text:span text:style-name="T6">above in the same file to store </text:span></text:p>
          <text:p text:style-name="P15"><text:span text:style-name="T6">and use some textual data</text:span></text:p>
          <text:p text:style-name="P15"><text:span text:style-name="T6">perl rocks!!!</text:span></text:p>
          <text:p text:style-name="P15"><text:span text:style-name="T6">Will the above line print if we remove this one?</text:span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 xml:id="id26" draw:id="id26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last</text:p>
                    <text:list>
                      <text:list-item>
                        <text:p text:style-name="P12">ако липсва LABEL, препраща към най-вътрешния цикъл</text:p>
                      </text:list-item>
                      <text:list-item>
                        <text:p>не може да се използва за излизане от блок, който връща стойност като: <text:line-break/>eval {}, sub {} или do {}</text:p>
                      </text:list-item>
                      <text:list-item>
                        <text:p>не трябва да се използва за излизане от следните процеси: grep() или ma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 xml:id="id27" draw:id="id27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last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21.603cm" svg:height="10.193cm" svg:x="1.901cm" svg:y="7.001cm">
          <text:p text:style-name="P15"><text:span text:style-name="T6">my $c = 1;</text:span></text:p>
          <text:p text:style-name="P15"><text:span text:style-name="T6">while (&lt;DATA&gt;){</text:span></text:p>
          <text:p text:style-name="P15"><text:span text:style-name="T6"><text:s text:c="4"/></text:span><text:span text:style-name="T6">last unless /perl/;</text:span></text:p>
          <text:p text:style-name="P15"><text:span text:style-name="T6"><text:s text:c="4"/></text:span><text:span text:style-name="T6">chomp and print "$c: $_";</text:span></text:p>
          <text:p text:style-name="P15"><text:span text:style-name="T6"><text:s text:c="4"/></text:span><text:span text:style-name="T6">$c++;</text:span></text:p>
          <text:p text:style-name="P15"><text:span text:style-name="T6">}</text:span></text:p>
          <text:p text:style-name="P15"><text:span text:style-name="T6">__DATA__</text:span></text:p>
          <text:p text:style-name="P15"><text:span text:style-name="T6">This section of a perl file</text:span></text:p>
          <text:p text:style-name="P15"><text:span text:style-name="T6">can be used by the perl program</text:span></text:p>
          <text:p text:style-name="P15"><text:span text:style-name="T6">above in the same file to store </text:span></text:p>
          <text:p text:style-name="P15"><text:span text:style-name="T6">and use some textual data</text:span></text:p>
          <text:p text:style-name="P15"><text:span text:style-name="T6">perl rocks!!!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 xml:id="id28" draw:id="id28">
        <office:forms form:automatic-focus="false" form:apply-design-mode="false"/>
        <draw:frame presentation:style-name="pr10" draw:text-style-name="P29" draw:layer="layout" svg:width="19.698cm" svg:height="2.5cm" svg:x="5.5cm" svg:y="0cm" presentation:class="title" presentation:user-transformed="true">
          <draw:text-box>
            <text:p text:style-name="P12"><text:span text:style-name="T18">Цикли и управление на цикли</text:span></text:p>
          </draw:text-box>
        </draw:frame>
        <draw:frame presentation:style-name="pr17" draw:text-style-name="P12" draw:layer="layout" svg:width="23.596cm" svg:height="16.47cm" svg:x="0.82cm" svg:y="2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redo</text:p>
                    <text:list>
                      <text:list-item>
                        <text:p text:style-name="P12"><text:span text:style-name="T11">пропуска оставащата част от BLOCK</text:span></text:p>
                      </text:list-item>
                      <text:list-item>
                        <text:p text:style-name="P12"><text:span text:style-name="T11">не изпълнява който и да е </text:span><text:span text:style-name="T12">continue</text:span><text:span text:style-name="T11"> block (дори и да има такъв)</text:span></text:p>
                      </text:list-item>
                      <text:list-item>
                        <text:p text:style-name="P12"><text:span text:style-name="T11">ако липсва LABEL, командата препраща към най-вътрешния цикъл</text:span></text:p>
                      </text:list-item>
                      <text:list-item>
                        <text:p text:style-name="P12"><text:span text:style-name="T11">не може да се използва да започне отново блок, който връща стойност като: eval {}, sub {} или do {}</text:span></text:p>
                      </text:list-item>
                      <text:list-item>
                        <text:p><text:span text:style-name="T11">не трябва да се използва за излизане от следните процеси: grep() или map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По_20_подразбиране" presentation:presentation-page-layout-name="AL2T1" xml:id="id29" draw:id="id29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redo</text:p>
                  </text:list-item>
                </text:list>
              </text:list-item>
            </text:list>
          </draw:text-box>
        </draw:frame>
        <draw:custom-shape draw:style-name="gr20" draw:text-style-name="P30" draw:layer="layout" svg:width="17.504cm" svg:height="13.299cm" svg:x="6cm" svg:y="4.901cm">
          <text:p text:style-name="P15"><text:span text:style-name="T21">my ($c, $redone) = (1,0);</text:span></text:p>
          <text:p text:style-name="P15"><text:span text:style-name="T21">while (&lt;DATA&gt;){</text:span></text:p>
          <text:p text:style-name="P15"><text:span text:style-name="T21"><text:s text:c="4"/></text:span><text:span text:style-name="T21">chomp; print "$c: $_"; $c++;</text:span></text:p>
          <text:p text:style-name="P15"><text:span text:style-name="T21"><text:s text:c="4"/></text:span><text:span text:style-name="T21">if ($_ =~ /perl/ and not $redone) {</text:span></text:p>
          <text:p text:style-name="P15"><text:span text:style-name="T21"><text:s text:c="8"/></text:span><text:span text:style-name="T21">$redone++;</text:span></text:p>
          <text:p text:style-name="P15"><text:span text:style-name="T21"><text:s text:c="8"/></text:span><text:span text:style-name="T21">redo;</text:span></text:p>
          <text:p text:style-name="P15"><text:span text:style-name="T21"><text:s text:c="4"/></text:span><text:span text:style-name="T21">}</text:span></text:p>
          <text:p text:style-name="P15"><text:span text:style-name="T21"><text:s text:c="4"/></text:span><text:span text:style-name="T21">elsif($_ =~ /perl/ and $redone) {</text:span></text:p>
          <text:p text:style-name="P15"><text:span text:style-name="T21"><text:s text:c="8"/></text:span><text:span text:style-name="T21">$redone--;</text:span></text:p>
          <text:p text:style-name="P15"><text:span text:style-name="T21"><text:s text:c="8"/></text:span><text:span text:style-name="T21">next;</text:span></text:p>
          <text:p text:style-name="P15"><text:span text:style-name="T21"><text:s text:c="4"/></text:span><text:span text:style-name="T21">}</text:span></text:p>
          <text:p text:style-name="P15"><text:span text:style-name="T21">}</text:span></text:p>
          <text:p text:style-name="P15"><text:span text:style-name="T21">__DATA__</text:span></text:p>
          <text:p text:style-name="P15"><text:span text:style-name="T21">This section of a perl file</text:span></text:p>
          <text:p text:style-name="P15"><text:span text:style-name="T21">can be used by the perl program</text:span></text:p>
          <text:p text:style-name="P15"><text:span text:style-name="T21">above in the same file to store </text:span></text:p>
          <text:p text:style-name="P15"><text:span text:style-name="T21">and use some textual data</text:span></text:p>
          <text:p text:style-name="P15"><text:span text:style-name="T21">perl rocks!!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По_20_подразбиране" presentation:presentation-page-layout-name="AL2T1" xml:id="id30" draw:id="id30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continue</text:p>
                    <text:list>
                      <text:list-item>
                        <text:p text:style-name="P12">може да се използва, за да увеличи стойността на променлива в цикъл, дори когато цикълът е продължен чрез конструкцията <text:span text:style-name="T22">next</text:span></text:p>
                      </text:list-item>
                      <text:list-item>
                        <text:p text:style-name="P12"><text:span text:style-name="T22">last</text:span>, <text:span text:style-name="T22">next</text:span> или <text:span text:style-name="T22">redo</text:span> може да се срещнат в <text:span text:style-name="T22">continue</text:span> block</text:p>
                      </text:list-item>
                      <text:list-item>
                        <text:p><text:span text:style-name="T23">last, next(!)</text:span><text:span text:style-name="T24"> и </text:span><text:span text:style-name="T23">redo</text:span> ще действат както в главния блок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По_20_подразбиране" presentation:presentation-page-layout-name="AL2T1" xml:id="id31" draw:id="id31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draw:custom-shape draw:style-name="gr7" draw:text-style-name="P16" draw:layer="layout" svg:width="21.603cm" svg:height="8.681cm" svg:x="1.902cm" svg:y="7.002cm">
          <text:p text:style-name="P15"><text:span text:style-name="T6"/></text:p>
          <text:p text:style-name="P15"><text:span text:style-name="T6">my ($c,$reached_10) = (1,);</text:span></text:p>
          <text:p text:style-name="P15"><text:span text:style-name="T6">while ($c) {</text:span></text:p>
          <text:p text:style-name="P15"><text:span text:style-name="T6"><text:s text:c="4"/></text:span><text:span text:style-name="T6">print '- ' x $c, $c;</text:span></text:p>
          <text:p text:style-name="P15"><text:span text:style-name="T6">} continue {</text:span></text:p>
          <text:p text:style-name="P15"><text:span text:style-name="T6"><text:s text:c="4"/></text:span><text:span text:style-name="T6">last if ($c == 1 and $reached_10);</text:span></text:p>
          <text:p text:style-name="P15"><text:span text:style-name="T6"><text:s text:c="4"/></text:span><text:span text:style-name="T6">$c-- if $reached_10;</text:span></text:p>
          <text:p text:style-name="P15"><text:span text:style-name="T6"><text:s text:c="4"/></text:span><text:span text:style-name="T6">$c++ if $c &lt; 10 and not $reached_10;</text:span></text:p>
          <text:p text:style-name="P15"><text:span text:style-name="T6"><text:s text:c="4"/></text:span><text:span text:style-name="T6">$reached_10++ if $c == 10;</text:span></text:p>
          <text:p text:style-name="P15"><text:span text:style-name="T6">}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По_20_подразбиране" presentation:presentation-page-layout-name="AL2T1" xml:id="id32" draw:id="id32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&amp;&amp;/and</text:p>
                <text:list>
                  <text:list-item>
                    <text:p text:style-name="P12"><text:span text:style-name="T25">двоичното </text:span><text:span text:style-name="T11">"and" (“и”) връща логическата свързаност на двата обграждащи го израза</text:span></text:p>
                  </text:list-item>
                  <text:list-item>
                    <text:p text:style-name="P12"><text:span text:style-name="T12">and</text:span><text:span text:style-name="T11"> е равнозначно на &amp;&amp;, освен при много нисък приоритет</text:span></text:p>
                  </text:list-item>
                  <text:list-item>
                    <text:p text:style-name="P12"><text:span text:style-name="T11">десният израз се проверява, само ако левият е истина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901cm" svg:x="1.903cm" svg:y="12.9cm">
          <text:p text:style-name="P15"><text:span text:style-name="T6">my ($me,$you) = qw(me you);</text:span></text:p>
          <text:p text:style-name="P15"><text:span text:style-name="T6">print 'We are here:'.($me &amp;&amp; $you) if ($me &amp;&amp; $you);</text:span></text:p>
          <text:p text:style-name="P15"><text:span text:style-name="T6">print 'We are here:'.($me and $you) if ($me and $you);</text:span></text:p>
          <text:p text:style-name="P15"><text:span text:style-name="T6">undef $me; </text:span></text:p>
          <text:p text:style-name="P15"><text:span text:style-name="T6">print 'We are here:' if ($me and $you) </text:span></text:p>
          <text:p text:style-name="P15"><text:span text:style-name="T6"><text:s text:c="3"/></text:span><text:span text:style-name="T6">or die 'Some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По_20_подразбиране" presentation:presentation-page-layout-name="AL2T1" xml:id="id33" draw:id="id3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/text:p>
                <text:list>
                  <text:list-item>
                    <text:p text:style-name="P12"><text:span text:style-name="T26">Двоичното </text:span><text:span text:style-name="T22">or</text:span> връща логическото противопоставяне на двата обграждащи го израза</text:p>
                  </text:list-item>
                  <text:list-item>
                    <text:p text:style-name="P12"><text:span text:style-name="T22">or</text:span> е равнозначно на ||, освен при много нисък приоритет</text:p>
                  </text:list-item>
                  <text:list-item>
                    <text:p text:style-name="P12">десният израз се проверява, само ако левият е лъжа</text:p>
                  </text:list-item>
                  <text:list-item>
                    <text:p text:style-name="P12">използвайте <text:span text:style-name="T22">or</text:span> само за управление на потока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По_20_подразбиране" presentation:presentation-page-layout-name="AL2T1" xml:id="id34" draw:id="id3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text:line-break/>Пример:</text:p>
              </text:list-item>
            </text:list>
          </draw:text-box>
        </draw:frame>
        <draw:custom-shape draw:style-name="gr21" draw:text-style-name="P16" draw:layer="layout" svg:width="21.603cm" svg:height="10.646cm" svg:x="1.904cm" svg:y="6.8cm">
          <text:p text:style-name="P15"><text:span text:style-name="T6">my ($me,$you) = qw(me you);</text:span></text:p>
          <text:p text:style-name="P15"><text:span text:style-name="T6">print 'Somebody is here:'.($me || $you) </text:span></text:p>
          <text:p text:style-name="P15"><text:span text:style-name="T6"><text:s text:c="3"/></text:span><text:span text:style-name="T6">if ($me || $you);</text:span></text:p>
          <text:p text:style-name="P15"><text:span text:style-name="T6">print 'Somebody is here:'.($me or $you) </text:span></text:p>
          <text:p text:style-name="P15"><text:span text:style-name="T6"><text:s text:c="3"/></text:span><text:span text:style-name="T6">if ($me or $you);</text:span></text:p>
          <text:p text:style-name="P15"><text:span text:style-name="T6"/></text:p>
          <text:p text:style-name="P15"><text:span text:style-name="T6">($me,$you) = ('me', undef);</text:span></text:p>
          <text:p text:style-name="P15"><text:span text:style-name="T6">print 'Somebody is here:'.($me or $you)</text:span></text:p>
          <text:p text:style-name="P15"><text:span text:style-name="T6"><text:s text:c="4"/></text:span><text:span text:style-name="T6">if ($me or $you) or die 'Nooo..';</text:span></text:p>
          <text:p text:style-name="P15"><text:span text:style-name="T6"/></text:p>
          <text:p text:style-name="P15"><text:span text:style-name="T6">($me,$you) = (undef, 'you');</text:span></text:p>
          <text:p text:style-name="P15"><text:span text:style-name="T6">print 'Somebody is here:'.($me or $you)</text:span></text:p>
          <text:p text:style-name="P15"><text:span text:style-name="T6"><text:s text:c="4"/></text:span><text:span text:style-name="T6">if ($me or $you) or die 'no 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По_20_подразбиране" presentation:presentation-page-layout-name="AL2T1" xml:id="id35" draw:id="id3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!/not</text:p>
              </text:list-item>
              <text:list-item>
                <text:p text:style-name="P12">Унарното "not" връща логическото отрицание на израза вдясно от него</text:p>
              </text:list-item>
              <text:list-item>
                <text:p text:style-name="P12">равнозначно на "!", освен при много нисък приоритет</text:p>
              </text:list-item>
            </text:list>
          </draw:text-box>
        </draw:frame>
        <draw:custom-shape draw:style-name="gr22" draw:text-style-name="P16" draw:layer="layout" svg:width="21.603cm" svg:height="4.145cm" svg:x="1.904cm" svg:y="12.401cm">
          <text:p text:style-name="P15"><text:span text:style-name="T6">use Config;</text:span></text:p>
          <text:p text:style-name="P15"><text:span text:style-name="T6">print 'Do my perl uses old threads?';</text:span></text:p>
          <text:p text:style-name="P15"><text:span text:style-name="T6">print 'No' if !$Config{use5005threads};</text:span></text:p>
          <text:p text:style-name="P15"><text:span text:style-name="T6">print 'I do not have extras' if !$Config{extras};</text:span></text:p>
          <text:p text:style-name="P15"><text:span text:style-name="T6">print 'I do not have mail' if not $Config{mail}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По_20_подразбиране" presentation:presentation-page-layout-name="AL2T1" xml:id="id36" draw:id="id3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18" draw:text-style-name="P12" draw:layer="layout" svg:width="23.596cm" svg:height="16.089cm" svg:x="0.98cm" svg:y="2.961cm" presentation:class="outline" presentation:user-transformed="true">
          <draw:text-box>
            <text:list text:style-name="L4">
              <text:list-item>
                <text:p text:style-name="P12">Троичният оператор, <text:span text:style-name="T22">?:</text:span></text:p>
                <text:list>
                  <text:list-item>
                    <text:p text:style-name="P12"><text:span text:style-name="T8">?:</text:span><text:span text:style-name="T7"> if-then-else (ако-то-иначе) тест, всички в един израз</text:span></text:p>
                  </text:list-item>
                  <text:list-item>
                    <text:p text:style-name="P12"><text:span text:style-name="T7">"троичен" – съдържа три операнди</text:span></text:p>
                  </text:list-item>
                  <text:list-item>
                    <text:p text:style-name="P12"><text:span text:style-name="T7">ако първият израз е истина, вторият се проверява, третият се пренебрегва</text:span></text:p>
                  </text:list-item>
                  <text:list-item>
                    <text:p text:style-name="P12"><text:span text:style-name="T7">ако първият израз е лъжа, вторият се пренебрегва, а стойността на третия става стоност на целия израз</text:span></text:p>
                  </text:list-item>
                </text:list>
              </text:list-item>
            </text:list>
          </draw:text-box>
        </draw:frame>
        <draw:custom-shape draw:style-name="gr23" draw:text-style-name="P16" draw:layer="layout" svg:width="21.603cm" svg:height="1.695cm" svg:x="2.397cm" svg:y="16.5cm">
          <text:p text:style-name="P15"><text:span text:style-name="T6"><text:s/></text:span><text:span text:style-name="T6">1 &lt; 2 ? print 'true' : print 'fals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По_20_подразбиране" presentation:presentation-page-layout-name="AL2T1" xml:id="id37" draw:id="id37">
        <office:forms form:automatic-focus="false" form:apply-design-mode="false"/>
        <draw:frame presentation:style-name="pr5" draw:text-style-name="P12" draw:layer="layout" svg:width="19.9cm" svg:height="3.023cm" svg:x="5.5cm" svg:y="0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6" draw:text-style-name="P12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12">Оператори за събиране</text:p>
                <text:list>
                  <text:list-item>
                    <text:p text:style-name="P12">Двоичният "+" връща сбора на две числа</text:p>
                  </text:list-item>
                  <text:list-item>
                    <text:p text:style-name="P12">Двоичният "-" връща разликата на две числа</text:p>
                  </text:list-item>
                  <text:list-item>
                    <text:p>Забележка: Двоичната "." свързва, съединява два низа (конкатенация)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1.603cm" svg:height="3.389cm" svg:x="2.397cm" svg:y="14.111cm">
          <text:p text:style-name="P15"><text:span text:style-name="T6">print 3+2;</text:span></text:p>
          <text:p text:style-name="P15"><text:span text:style-name="T6">print 2-3;</text:span></text:p>
          <text:p text:style-name="P15"><text:span text:style-name="T6">print 2.3; #;)</text:span></text:p>
          <text:p text:style-name="P15"><text:span text:style-name="T6">print '2'.'3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По_20_подразбиране" presentation:presentation-page-layout-name="AL2T1" xml:id="id38" draw:id="id38">
        <office:forms form:automatic-focus="false" form:apply-design-mode="false"/>
        <draw:frame presentation:style-name="pr5" draw:text-style-name="P12" draw:layer="layout" svg:width="20.9cm" svg:height="3.023cm" svg:x="4.5cm" svg:y="0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Оператори за умножение</text:p>
                <text:list>
                  <text:list-item>
                    <text:p text:style-name="P12">Двоичното "*" умножава две числа</text:p>
                  </text:list-item>
                  <text:list-item>
                    <text:p text:style-name="P12">Двоичното "/" дели две числа</text:p>
                  </text:list-item>
                  <text:list-item>
                    <text:p text:style-name="P12">Двоичното "%" изчислява модул на две числа</text:p>
                  </text:list-item>
                  <text:list-item>
                    <text:p text:style-name="P12">Двоичното "x" е оператор за повторение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1.603cm" svg:height="3.389cm" svg:x="2cm" svg:y="14.611cm">
          <text:p text:style-name="P15"><text:span text:style-name="T6">print 3 * 2;</text:span></text:p>
          <text:p text:style-name="P15"><text:span text:style-name="T6">print 2 / 3;</text:span></text:p>
          <text:p text:style-name="P15"><text:span text:style-name="T6">print "odd\n" if 3 % 2; #;)</text:span></text:p>
          <text:p text:style-name="P15"><text:span text:style-name="T6">print 2 x 3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По_20_подразбиране" presentation:presentation-page-layout-name="AL2T1" xml:id="id39" draw:id="id39">
        <office:forms form:automatic-focus="false" form:apply-design-mode="false"/>
        <draw:frame presentation:style-name="pr5" draw:text-style-name="P12" draw:layer="layout" svg:width="20.401cm" svg:height="3.023cm" svg:x="5cm" svg:y="-0.023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12" draw:text-style-name="P12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Степенуване</text:p>
                <text:list>
                  <text:list-item>
                    <text:p text:style-name="P12"><text:span text:style-name="T7">Двоичното "**" е оператор за степенуване</text:span></text:p>
                  </text:list-item>
                  <text:list-item>
                    <text:p text:style-name="P12"><text:span text:style-name="T7">С по-голям приоритет е от унарния минус, така че -2**4 е -(2**4), а не (-2)**4</text:span></text:p>
                  </text:list-item>
                </text:list>
              </text:list-item>
              <text:list-item>
                <text:p text:style-name="P12">Автоматично нарастване и намаляване</text:p>
                <text:list>
                  <text:list-item>
                    <text:p text:style-name="P12"><text:span text:style-name="T7">"++" и "--" работят както в езика C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901cm" svg:x="2cm" svg:y="13.099cm">
          <text:p text:style-name="P15"><text:span text:style-name="T6">print -2**4;#-16</text:span></text:p>
          <text:p text:style-name="P15"><text:span text:style-name="T6">my $a = 2;</text:span></text:p>
          <text:p text:style-name="P15"><text:span text:style-name="T6">print $a++; #2</text:span></text:p>
          <text:p text:style-name="P15"><text:span text:style-name="T6">print ++$a; #4</text:span></text:p>
          <text:p text:style-name="P15"><text:span text:style-name="T6">print $a--; #4</text:span></text:p>
          <text:p text:style-name="P15"><text:span text:style-name="T6">print --$a; #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По_20_подразбиране" presentation:presentation-page-layout-name="AL2T1" xml:id="id40" draw:id="id40">
        <office:forms form:automatic-focus="false" form:apply-design-mode="false"/>
        <draw:frame presentation:style-name="pr5" draw:text-style-name="P31" draw:layer="layout" svg:width="17.4cm" svg:height="3.023cm" svg:x="8cm" svg:y="0cm" presentation:class="title" presentation:user-transformed="true">
          <draw:text-box>
            <text:p text:style-name="P5"><text:span text:style-name="T10">Приоритет и асоциативност на оператор</text:span></text:p>
          </draw:text-box>
        </draw:frame>
        <draw:frame presentation:style-name="pr6" draw:text-style-name="P28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12"><text:span text:style-name="T11">Приоритет на оператор означава, че някои оператори се изчисляват преди другите.</text:span></text:p>
              </text:list-item>
              <text:list-item>
                <text:p text:style-name="P12"><text:span text:style-name="T11">Асоциативността на един оператор определя какво става, ако се използва поредица от едни и същи оператори един след друг: кои оператори ще бъдат изчислени първо – левите или десните.</text:span></text:p>
              </text:list-item>
              <text:list-item>
                <text:p text:style-name="P12"><text:span text:style-name="T16">Виж perlop/Operator Precedence and Associativity</text:span></text:p>
              </text:list-item>
            </text:list>
          </draw:text-box>
        </draw:frame>
        <draw:custom-shape draw:style-name="gr15" draw:text-style-name="P16" draw:layer="layout" svg:width="21.603cm" svg:height="4.901cm" svg:x="2cm" svg:y="13.5cm">
          <text:p text:style-name="P15"><text:span text:style-name="T6">#precedence</text:span></text:p>
          <text:p text:style-name="P15"><text:span text:style-name="T6">2 + 4 * 5 == 2 + 20 == 22 <text:s/>and not 6 * 5 == 30</text:span></text:p>
          <text:p text:style-name="P15"><text:span text:style-name="T6"/></text:p>
          <text:p text:style-name="P15"><text:span text:style-name="T6">#associativity</text:span></text:p>
          <text:p text:style-name="P15"><text:span text:style-name="T6">8 - 4 – 2 == 4 - 2 == 2 <text:s/>and not 8 - 2 == 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0" presentation:class="page"/>
          <draw:frame presentation:style-name="pr1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1" draw:style-name="dp4" draw:master-page-name="По_20_подразбиране" presentation:presentation-page-layout-name="AL2T1" xml:id="id41" draw:id="id41">
        <office:forms form:automatic-focus="false" form:apply-design-mode="false"/>
        <draw:frame presentation:style-name="pr10" draw:text-style-name="P32" draw:layer="layout" svg:width="17.4cm" svg:height="2.5cm" svg:x="8cm" svg:y="0cm" presentation:class="title" presentation:user-transformed="true">
          <draw:text-box>
            <text:p text:style-name="P5"><text:span text:style-name="T10">Приоритет и асоциативност на оператор</text:span></text:p>
          </draw:text-box>
        </draw:frame>
        <draw:frame presentation:style-name="pr12" draw:text-style-name="P33" draw:layer="layout" svg:width="23.596cm" svg:height="16.05cm" svg:x="1cm" svg:y="3cm" presentation:class="outline" presentation:user-transformed="true">
          <draw:text-box>
            <text:list text:style-name="L4">
              <text:list-item>
                <text:p text:style-name="P12"><text:span text:style-name="T19">Изброени са от най-високия към най-ниския приоритет</text:span></text:p>
              </text:list-item>
              <text:list-item>
                <text:p text:style-name="P12"><text:span text:style-name="T19">Операторите, заимствани от C, запазват същия приоритет помежду си</text:span></text:p>
              </text:list-item>
            </text:list>
          </draw:text-box>
        </draw:frame>
        <draw:custom-shape draw:style-name="gr25" draw:text-style-name="P16" draw:layer="layout" svg:width="21.603cm" svg:height="10.949cm" svg:x="1.937cm" svg:y="7.839cm">
          <text:p text:style-name="P15"><text:span text:style-name="T6"><text:s text:c="4"/></text:span><text:span text:style-name="T6">left <text:s text:c="7"/>terms and list operators (leftward)</text:span></text:p>
          <text:p text:style-name="P15"><text:span text:style-name="T6"><text:s text:c="4"/></text:span><text:span text:style-name="T6">left <text:s text:c="7"/>-&gt;</text:span></text:p>
          <text:p text:style-name="P15"><text:span text:style-name="T6"><text:s text:c="4"/></text:span><text:span text:style-name="T6">nonassoc <text:s text:c="3"/>++ --</text:span></text:p>
          <text:p text:style-name="P15"><text:span text:style-name="T6"><text:s text:c="4"/></text:span><text:span text:style-name="T6">right <text:s text:c="6"/>**</text:span></text:p>
          <text:p text:style-name="P15"><text:span text:style-name="T6"><text:s text:c="4"/></text:span><text:span text:style-name="T6">right <text:s text:c="6"/>! ~ \ and unary + and -</text:span></text:p>
          <text:p text:style-name="P15"><text:span text:style-name="T6"><text:s text:c="4"/></text:span><text:span text:style-name="T6">left <text:s text:c="7"/>=~ !~</text:span></text:p>
          <text:p text:style-name="P15"><text:span text:style-name="T6"><text:s text:c="4"/></text:span><text:span text:style-name="T6">left <text:s text:c="7"/>* / % x</text:span></text:p>
          <text:p text:style-name="P15"><text:span text:style-name="T6"><text:s text:c="4"/></text:span><text:span text:style-name="T6">left <text:s text:c="7"/>+ - .</text:span></text:p>
          <text:p text:style-name="P15"><text:span text:style-name="T6"><text:s text:c="4"/></text:span><text:span text:style-name="T6">left <text:s text:c="7"/>&lt;&lt; &gt;&gt;</text:span></text:p>
          <text:p text:style-name="P15"><text:span text:style-name="T6"><text:s text:c="4"/></text:span><text:span text:style-name="T6">nonassoc <text:s text:c="3"/>named unary operators</text:span></text:p>
          <text:p text:style-name="P15"><text:span text:style-name="T6"><text:s text:c="4"/></text:span><text:span text:style-name="T6">nonassoc <text:s text:c="3"/>&lt; &gt; &lt;= &gt;= lt gt le ge</text:span></text:p>
          <text:p text:style-name="P15"><text:span text:style-name="T6"><text:s text:c="4"/></text:span><text:span text:style-name="T6">nonassoc <text:s text:c="3"/>== != &lt;=&gt; eq ne cmp ~~</text:span></text:p>
          <text:p text:style-name="P15"><text:span text:style-name="T6">...</text:span></text:p>
          <text:p text:style-name="P15"><text:span text:style-name="T6">to be continue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По_20_подразбиране" presentation:presentation-page-layout-name="AL2T1" xml:id="id42" draw:id="id42">
        <office:forms form:automatic-focus="false" form:apply-design-mode="false"/>
        <draw:frame presentation:style-name="pr5" draw:text-style-name="P34" draw:layer="layout" svg:width="17.4cm" svg:height="3.023cm" svg:x="8cm" svg:y="0cm" presentation:class="title" presentation:user-transformed="true">
          <draw:text-box>
            <text:p text:style-name="P5"><text:span text:style-name="T10">Приоритет и асоциативност на оператор</text:span></text:p>
          </draw:text-box>
        </draw:frame>
        <draw:frame presentation:style-name="pr6" draw:text-style-name="P33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12"><text:span text:style-name="T19">Много оператори могат да бъдат предефинирани (overloaded</text:span><text:span text:style-name="T19">) за обекти.</text:span></text:p>
              </text:list-item>
              <text:list-item>
                <text:p text:style-name="P12"><text:span text:style-name="T19">Виж: overload manpage</text:span></text:p>
              </text:list-item>
            </text:list>
          </draw:text-box>
        </draw:frame>
        <draw:custom-shape draw:style-name="gr26" draw:text-style-name="P16" draw:layer="layout" svg:width="21.603cm" svg:height="11.399cm" svg:x="2.04cm" svg:y="7.301cm">
          <text:p text:style-name="P15"><text:span text:style-name="T6">...</text:span></text:p>
          <text:p text:style-name="P15"><text:span text:style-name="T6">continued</text:span></text:p>
          <text:p text:style-name="P15"><text:span text:style-name="T6"><text:s text:c="4"/></text:span><text:span text:style-name="T6">left <text:s text:c="7"/>&amp;</text:span></text:p>
          <text:p text:style-name="P15"><text:span text:style-name="T6"><text:s text:c="4"/></text:span><text:span text:style-name="T6">left <text:s text:c="7"/>| ^</text:span></text:p>
          <text:p text:style-name="P15"><text:span text:style-name="T6"><text:s text:c="4"/></text:span><text:span text:style-name="T6">left <text:s text:c="7"/>&amp;&amp;</text:span></text:p>
          <text:p text:style-name="P15"><text:span text:style-name="T6"><text:s text:c="4"/></text:span><text:span text:style-name="T6">left <text:s text:c="7"/>|| //</text:span></text:p>
          <text:p text:style-name="P15"><text:span text:style-name="T6"><text:s text:c="4"/></text:span><text:span text:style-name="T6">nonassoc <text:s text:c="3"/>.. <text:s/>...</text:span></text:p>
          <text:p text:style-name="P15"><text:span text:style-name="T6"><text:s text:c="4"/></text:span><text:span text:style-name="T6">right <text:s text:c="6"/>?:</text:span></text:p>
          <text:p text:style-name="P15"><text:span text:style-name="T6"><text:s text:c="4"/></text:span><text:span text:style-name="T6">right <text:s text:c="6"/>= += -= *= etc.</text:span></text:p>
          <text:p text:style-name="P15"><text:span text:style-name="T6"><text:s text:c="4"/></text:span><text:span text:style-name="T6">left <text:s text:c="7"/>, =&gt;</text:span></text:p>
          <text:p text:style-name="P15"><text:span text:style-name="T6"><text:s text:c="4"/></text:span><text:span text:style-name="T6">nonassoc <text:s text:c="3"/>list operators (rightward)</text:span></text:p>
          <text:p text:style-name="P15"><text:span text:style-name="T6"><text:s text:c="4"/></text:span><text:span text:style-name="T6">right <text:s text:c="6"/>not</text:span></text:p>
          <text:p text:style-name="P15"><text:span text:style-name="T6"><text:s text:c="4"/></text:span><text:span text:style-name="T6">left <text:s text:c="7"/>and</text:span></text:p>
          <text:p text:style-name="P15"><text:span text:style-name="T6"><text:s text:c="4"/></text:span><text:span text:style-name="T6">left <text:s text:c="7"/>or 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3" draw:layer="layout" svg:width="1.539cm" svg:height="1.195cm" svg:x="23.504cm" svg:y="2.404cm">
          <draw:text-box>
            <text:p text:style-name="P12"><text:span text:style-name="T14">(2)</text:span></text:p>
          </draw:text-box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По_20_подразбиране" presentation:presentation-page-layout-name="AL2T1" xml:id="id43" draw:id="id4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die</text:span></text:p>
              </text:list-item>
              <text:list-item>
                <text:p text:style-name="P12"><text:span text:style-name="T7">warn</text:span></text:p>
              </text:list-item>
              <text:list-item>
                <text:p text:style-name="P12"><text:span text:style-name="T7">eval{statements()};</text:span><text:span text:style-name="T7"><text:line-break/></text:span><text:span text:style-name="T7">do{something()} if($@)</text:span></text:p>
              </text:list-item>
            </text:list>
          </draw:text-box>
        </draw:frame>
        <draw:custom-shape draw:style-name="gr27" draw:text-style-name="P16" draw:layer="layout" svg:width="21.603cm" svg:height="5.657cm" svg:x="1.905cm" svg:y="10cm">
          <text:p text:style-name="P15"><text:span text:style-name="T6">warn 'Default variable is undefined' unless $_;</text:span></text:p>
          <text:p text:style-name="P15"><text:span text:style-name="T6"/></text:p>
          <text:p text:style-name="P15"><text:span text:style-name="T6">eval ' a syntax error or any failure';</text:span></text:p>
          <text:p text:style-name="P15"><text:span text:style-name="T6"/></text:p>
          <text:p text:style-name="P15"><text:span text:style-name="T6">if($@){</text:span></text:p>
          <text:p text:style-name="P15"><text:span text:style-name="T6"><text:tab/></text:span><text:span text:style-name="T6">warn 'You spoiled everything';</text:span></text:p>
          <text:p text:style-name="P15"><text:span text:style-name="T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По_20_подразбиране" presentation:presentation-page-layout-name="AL2T1" xml:id="id44" draw:id="id4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Carp</text:span></text:p>
                <text:list>
                  <text:list-item>
                    <text:p text:style-name="P12"><text:span text:style-name="T11">carp – предупреждава за грешки </text:span><text:span text:style-name="T11"><text:line-break/></text:span><text:span text:style-name="T11">(от страната на извикващия)</text:span></text:p>
                  </text:list-item>
                  <text:list-item>
                    <text:p text:style-name="P12"><text:span text:style-name="T11">cluck – предупреждава за грешки, като показва стека за обратно проследяване (не е експортиран по подразбиране)</text:span></text:p>
                  </text:list-item>
                  <text:list-item>
                    <text:p><text:span text:style-name="T11">croak – прекъсва програмата с грешка (die of errors)</text:span><text:span text:style-name="T11"><text:line-break/></text:span><text:span text:style-name="T11">(от страната на извикващия)</text:span></text:p>
                  </text:list-item>
                  <text:list-item>
                    <text:p><text:span text:style-name="T11">confess - прекъсва програмата с грешка, като показва стека за обратно проследяване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По_20_подразбиране" presentation:presentation-page-layout-name="AL2T1" xml:id="id45" draw:id="id45"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3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0">Carp – Пример:</text:span></text:p>
              </text:list-item>
            </text:list>
          </draw:text-box>
        </draw:frame>
        <draw:custom-shape draw:style-name="gr6" draw:text-style-name="P16" draw:layer="layout" svg:width="21.603cm" svg:height="12.461cm" svg:x="1.905cm" svg:y="5.2cm">
          <text:p text:style-name="P15"><text:span text:style-name="T6">use Carp qw(cluck croak confess);</text:span></text:p>
          <text:p text:style-name="P15"><text:span text:style-name="T6">other_place();</text:span></text:p>
          <text:p text:style-name="P15"><text:span text:style-name="T6"/></text:p>
          <text:p text:style-name="P15"><text:span text:style-name="T6">croak "We're outta here!";</text:span></text:p>
          <text:p text:style-name="P15"><text:span text:style-name="T6"/></text:p>
          <text:p text:style-name="P15"><text:span text:style-name="T6">sub here { </text:span></text:p>
          <text:p text:style-name="P15"><text:span text:style-name="T6"><text:s text:c="4"/></text:span><text:span text:style-name="T6">$ARGV[0] ||= 'try';</text:span></text:p>
          <text:p text:style-name="P15"><text:span text:style-name="T6"><text:s text:c="4"/></text:span><text:span text:style-name="T6">if ($ARGV[0] =~ /try/){</text:span></text:p>
          <text:p text:style-name="P15"><text:span text:style-name="T6"><text:s text:c="8"/></text:span><text:span text:style-name="T6">cluck "\nThis is how we got here!"</text:span></text:p>
          <text:p text:style-name="P15"><text:span text:style-name="T6"><text:s text:c="4"/></text:span><text:span text:style-name="T6">} </text:span></text:p>
          <text:p text:style-name="P15"><text:span text:style-name="T6"><text:s text:c="4"/></text:span><text:span text:style-name="T6">elsif ($ARGV[0] =~ /die/){</text:span></text:p>
          <text:p text:style-name="P15"><text:span text:style-name="T6"><text:s text:c="8"/></text:span><text:span text:style-name="T6">confess "\nNothing to live for!";</text:span></text:p>
          <text:p text:style-name="P15"><text:span text:style-name="T6"><text:s text:c="4"/></text:span><text:span text:style-name="T6">} </text:span></text:p>
          <text:p text:style-name="P15"><text:span text:style-name="T6">}</text:span></text:p>
          <text:p text:style-name="P15"><text:span text:style-name="T6">sub there { here; }</text:span></text:p>
          <text:p text:style-name="P15"><text:span text:style-name="T6">sub other_place { there 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По_20_подразбиране" presentation:presentation-page-layout-name="AL2T1" xml:id="id46" draw:id="id46">
        <draw:frame presentation:style-name="pr3" draw:text-style-name="P2" draw:layer="layout" svg:width="11.401cm" svg:height="2.528cm" svg:x="12.599cm" svg:y="0.472cm" presentation:class="title" presentation:user-transformed="true">
          <draw:text-box>
            <text:p text:style-name="P9"><text:span text:style-name="T4">Синтаксис</text:span></text:p>
          </draw:text-box>
        </draw:frame>
        <draw:frame presentation:style-name="pr20" draw:text-style-name="P37" draw:layer="layout" svg:width="12.801cm" svg:height="3.405cm" svg:x="6.499cm" svg:y="7.523cm" presentation:class="outline" presentation:user-transformed="true">
          <draw:text-box>
            <text:p text:style-name="P36"><text:span text:style-name="T27">Въпроси?</text:span></text:p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fill="hold" presentation:node-type="main-sequence"/>
        </anim:par>
        <presentation:notes draw:style-name="dp5">
          <draw:page-thumbnail draw:layer="layout" svg:width="14.213cm" svg:height="10.659cm" svg:x="2.756cm" svg:y="2.134cm" draw:page-number="46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По_20_подразбиране" presentation:presentation-page-layout-name="AL2T1" xml:id="id47" draw:id="id47">
        <draw:frame presentation:style-name="pr3" draw:text-style-name="P2" draw:layer="layout" svg:width="14.901cm" svg:height="2.528cm" svg:x="10.5cm" svg:y="0cm" presentation:class="title" presentation:user-transformed="true">
          <draw:text-box>
            <text:p text:style-name="P9"><text:span text:style-name="T4">Упражнения</text:span></text:p>
          </draw:text-box>
        </draw:frame>
        <draw:frame presentation:style-name="pr21" draw:text-style-name="P38" draw:layer="layout" svg:width="23.6cm" svg:height="16.615cm" svg:x="0.9cm" svg:y="2.5cm" presentation:class="outline" presentation:user-transformed="true">
          <draw:text-box>
            <text:list text:style-name="L5">
              <text:list-item>
                <text:p text:style-name="P2"><text:span text:style-name="T11">Напишете програма, която обхожда числата от 3 до 15, а след това – от 15 до 3. Отпечатайте всяка итерация на екран. Опитайте да напишете програмата от нулата.????? (from scratch)</text:span></text:p>
              </text:list-item>
              <text:list-item>
                <text:p text:style-name="P2"><text:span text:style-name="T11">Напишете програма, която прекъсва програмата със съобщение за грешка (die of errors), ако аргументът на командния ред съдържа думата “die”.</text:span></text:p>
              </text:list-item>
              <text:list-item>
                <text:p text:style-name="P2"><text:span text:style-name="T11">Напишете програма, която се опитва да изчисли аргумента на скрипта, ако той съдържа числата 1 или 2, и отпечатайте различните съобщения, в зависимост от аргумента. Опитайте да не използвате if/elsif/unless/else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71cm" svg:y="0.199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8T00:50:00</meta:creation-date>
    <dc:creator>Tedi </dc:creator>
    <dc:date>2012-12-15T11:52:46</dc:date>
    <meta:editing-cycles>194</meta:editing-cycles>
    <meta:editing-duration>PT13H46M48S</meta:editing-duration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